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EWC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</table:table-row>
        <table:table-row table:style-name="ro1">
          <table:table-cell office:value-type="string" calcext:value-type="string">
            <text:p>Conv1.0</text:p>
          </table:table-cell>
          <table:table-cell office:value-type="float" office:value="8934" calcext:value-type="float">
            <text:p>8934</text:p>
          </table:table-cell>
          <table:table-cell office:value-type="float" office:value="22667" calcext:value-type="float">
            <text:p>22667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82" calcext:value-type="float">
            <text:p>82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Conv1.2</text:p>
          </table:table-cell>
          <table:table-cell office:value-type="float" office:value="15626" calcext:value-type="float">
            <text:p>15626</text:p>
          </table:table-cell>
          <table:table-cell office:value-type="float" office:value="46528" calcext:value-type="float">
            <text:p>46528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46" calcext:value-type="float">
            <text:p>146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Conv2.0</text:p>
          </table:table-cell>
          <table:table-cell office:value-type="float" office:value="15884" calcext:value-type="float">
            <text:p>15884</text:p>
          </table:table-cell>
          <table:table-cell office:value-type="float" office:value="46215" calcext:value-type="float">
            <text:p>46215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8.4" calcext:value-type="float">
            <text:p>8.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63" calcext:value-type="float">
            <text:p>163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Conv2.2</text:p>
          </table:table-cell>
          <table:table-cell office:value-type="float" office:value="13901" calcext:value-type="float">
            <text:p>13901</text:p>
          </table:table-cell>
          <table:table-cell office:value-type="float" office:value="4578" calcext:value-type="float">
            <text:p>4578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158" calcext:value-type="float">
            <text:p>158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20387" calcext:value-type="float">
            <text:p>20387</text:p>
          </table:table-cell>
          <table:table-cell office:value-type="float" office:value="66038" calcext:value-type="float">
            <text:p>66038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432" calcext:value-type="float">
            <text:p>432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8])" office:value-type="float" office:value="74732" calcext:value-type="float">
            <text:p>74732</text:p>
          </table:table-cell>
          <table:table-cell table:formula="of:=SUM([.C4:.C8])" office:value-type="float" office:value="186026" calcext:value-type="float">
            <text:p>186026</text:p>
          </table:table-cell>
          <table:table-cell/>
          <table:table-cell office:value-type="string" calcext:value-type="string">
            <text:p>total</text:p>
          </table:table-cell>
          <table:table-cell table:formula="of:=SUM([.F4:.F8])" office:value-type="float" office:value="68.4" calcext:value-type="float">
            <text:p>68.4</text:p>
          </table:table-cell>
          <table:table-cell table:formula="of:=SUM([.G4:.G8])" office:value-type="float" office:value="799" calcext:value-type="float">
            <text:p>799</text:p>
          </table:table-cell>
          <table:table-cell/>
          <table:table-cell office:value-type="string" calcext:value-type="string">
            <text:p>total</text:p>
          </table:table-cell>
          <table:table-cell table:formula="of:=SUM([.J4:.J8])" office:value-type="float" office:value="981" calcext:value-type="float">
            <text:p>981</text:p>
          </table:table-cell>
          <table:table-cell table:formula="of:=SUM([.K4:.K8])" office:value-type="float" office:value="15983" calcext:value-type="float">
            <text:p>15983</text:p>
          </table:table-cell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C9]/[.B9]" office:value-type="float" office:value="2.48924155649521" calcext:value-type="float">
            <text:p>2.48924155649521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G9]/[.F9]" office:value-type="float" office:value="11.6812865497076" calcext:value-type="float">
            <text:p>11.6812865497076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K9]/[.J9]" office:value-type="float" office:value="16.2925586136595" calcext:value-type="float">
            <text:p>16.292558613659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/EWC</text:p>
          </table:table-cell>
          <table:table-cell table:formula="of:=[.B9]/[.F9]" office:value-type="float" office:value="1092.5730994152" calcext:value-type="float">
            <text:p>1092.57309941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/SI</text:p>
          </table:table-cell>
          <table:table-cell table:formula="of:=[.B9]/[.J9]" office:value-type="float" office:value="76.1794087665647" calcext:value-type="float">
            <text:p>76.179408766564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Re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←change th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WC</text:p>
          </table:table-cell>
          <table:table-cell table:formula="of:=[.D17]*[.D13]" office:value-type="float" office:value="109.25730994152" calcext:value-type="float">
            <text:p>109.257309941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formula="of:=[.D17]*[.D14]" office:value-type="float" office:value="7.61794087665647" calcext:value-type="float">
            <text:p>7.617940876656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3:46:37.748625013</meta:creation-date>
    <dc:date>2021-03-02T13:59:15.697655441</dc:date>
    <meta:editing-duration>PT12M38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